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6200000136B08BB39C13E8EE30.png" manifest:media-type="image/png"/>
  <manifest:file-entry manifest:full-path="Pictures/1000020100000151000001F5BB7E6CEBA452D79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c15" officeooo:paragraph-rsid="000aec15"/>
    </style:style>
    <style:style style:name="P2" style:family="paragraph" style:parent-style-name="Standard">
      <style:text-properties officeooo:paragraph-rsid="000aec15"/>
    </style:style>
    <style:style style:name="T1" style:family="text">
      <style:text-properties officeooo:rsid="000aec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Objeto1" text:anchor-type="paragraph" svg:x="0.379cm" svg:y="1.05cm" svg:width="16.277cm" svg:height="6.2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QUESTÃO 1:</text:span></text:p>
      <text:p text:style-name="P2"/>
      <text:p text:style-name="P2"/>
      <text:p text:style-name="P1"/>
      <text:p text:style-name="P1">CIRCUITO LÓGICO E DECODIFICADOR:</text:p>
      <text:p text:style-name="P1"/>
      <text:p text:style-name="P1"/>
      <text:p text:style-name="P1"/>
      <text:p text:style-name="P1"><draw:frame draw:style-name="fr1" draw:name="Figura1" text:anchor-type="paragraph" svg:x="3.861cm" svg:y="0.369cm" svg:width="8.916cm" svg:height="13.256cm" draw:z-index="1"><draw:image xlink:href="Pictures/1000020100000151000001F5BB7E6CEBA452D7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6.14cm" svg:height="8.202cm" draw:z-index="2"><draw:image xlink:href="Pictures/100002010000026200000136B08BB39C13E8EE3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22:22.208617466</meta:creation-date>
    <dc:date>2019-04-26T13:42:48.515030593</dc:date>
    <meta:editing-duration>PT7M2S</meta:editing-duration>
    <meta:editing-cycles>1</meta:editing-cycles>
    <meta:document-statistic meta:table-count="0" meta:image-count="2" meta:object-count="1" meta:page-count="2" meta:paragraph-count="2" meta:word-count="6" meta:character-count="42" meta:non-whitespace-character-count="38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0f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4dd0e1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4dd0e1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5"/>
          <table:covered-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3:26:05.459497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